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#ff666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GENRAL VALIDATION ON BACKEND</text:p>
      <text:p text:style-name="Standard">MOBILE / RESPONSIVE</text:p>
      <text:p text:style-name="Standard">ADMIN PAGE ORGANIZATION</text:p>
      <text:p text:style-name="Standard">ROOMASS FUNCTIONALITY</text:p>
      <text:p text:style-name="P2"/>
      <text:p text:style-name="P2">room owner changing preference after booking wont do anything about current occupations</text:p>
      <text:p text:style-name="P2"/>
      <text:p text:style-name="P5">222222222222222222222222222222222</text:p>
      <text:p text:style-name="Standard"><text:span text:style-name="T2">Emails don't work, just print to console atm.</text:span> There is a link to fleshing this out on part 8.</text:p>
      <text:p text:style-name="Standard"/>
      <text:p text:style-name="P5">33333333333333333333333333333333</text:p>
      <text:p text:style-name="P2">When editing availabilities, no date can be submitted – though nothing happens so not a huge deal</text:p>
      <text:p text:style-name="P1"><text:s/>My Room</text:p>
      <text:p text:style-name="P1"/>
      <text:p text:style-name="P1">DELETE needs to send emails</text:p>
      <text:p text:style-name="P1"/>
      <text:p text:style-name="P1"><text:tab/>EDIT needs to deal with <text:span text:style-name="T1">reservations they disrupt</text:span></text:p>
      <text:p text:style-name="P1"><text:tab/><text:tab/>Try, Find, book suitable replacement automatically</text:p>
      <text:p text:style-name="P1"><text:tab/><text:tab/>send notifications</text:p>
      <text:p text:style-name="P1"/>
      <text:p text:style-name="P1">looks like occ. Events will need guest names as a field</text:p>
      <text:p text:style-name="P3"/>
      <text:p text:style-name="Standard">more precise times?</text:p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>-possible to book room for previous day to noon of today AFTER noon today</text:p>
      <text:p text:style-name="Standard">but allows for people looking after midnight to book a room</text:p>
      <text:p text:style-name="Standard">so not a huge problem</text:p>
      <text:p text:style-name="Standard"/>
      <text:p text:style-name="P6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ION OF USERS / PERSONS / CHILDREN needs to be understood and finalized</text:p>
      <text:p text:style-name="Standard">maybe not cleaning home view submisisons? Maybe not needed</text:p>
      <text:p text:style-name="Standard"/>
      <text:p text:style-name="P4">events die? </text:p>
      <text:p text:style-name="Standard"><text:tab/>Run celery worker and scheduler to check</text:p>
      <text:p text:style-name="P2"/>
      <text:p text:style-name="P3"/>
      <text:p text:style-name="P3"/>
      <text:p text:style-name="P3"/>
      <text:p text:style-name="Standard"><text:soft-page-break/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7T21:39:16.50</dc:date>
    <dc:creator>Trevor Pierson</dc:creator>
    <meta:editing-duration>P7DT22H51M16S</meta:editing-duration>
    <meta:editing-cycles>150</meta:editing-cycles>
    <meta:generator>OpenOffice/4.1.13$Win32 OpenOffice.org_project/4113m1$Build-9810</meta:generator>
    <meta:document-statistic meta:table-count="0" meta:image-count="0" meta:object-count="0" meta:page-count="2" meta:paragraph-count="36" meta:word-count="320" meta:character-count="1907"/>
  </office:meta>
</office:document-meta>
</file>